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38.6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198.9201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61">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0-15T11:19:39.786476814</dc:date>
    <meta:editing-duration>P114DT5H31M39S</meta:editing-duration>
    <meta:editing-cycles>4933</meta:editing-cycles>
    <meta:generator>LibreOffice/7.3.7.2$Linux_X86_64 LibreOffice_project/30$Build-2</meta:generator>
    <meta:document-statistic meta:table-count="9" meta:cell-count="759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